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41.12mm"/>
    </style:style>
    <style:style style:name="co6" style:family="table-column">
      <style:table-column-properties fo:break-before="auto" style:column-width="41.66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2" table:default-cell-style-name="ce2"/>
        <table:table-row table:style-name="ro1">
          <table:table-cell table:style-name="ce1" office:value-type="string" calcext:value-type="string">
            <text:p>nombre de littéraux</text:p>
          </table:table-cell>
          <table:table-cell table:style-name="ce1" office:value-type="string" calcext:value-type="string">
            <text:p>nombre de clauses</text:p>
          </table:table-cell>
          <table:table-cell table:style-name="ce1" office:value-type="string" calcext:value-type="string">
            <text:p>nombre d'itérations</text:p>
          </table:table-cell>
          <table:table-cell table:style-name="ce1" office:value-type="string" calcext:value-type="string">
            <text:p>temps recherche locale</text:p>
          </table:table-cell>
          <table:table-cell table:style-name="ce1" office:value-type="string" calcext:value-type="string">
            <text:p><text:s/>qualité recherche locale</text:p>
          </table:table-cell>
          <table:table-cell table:style-name="ce1" office:value-type="string" calcext:value-type="string">
            <text:p><text:s/>temps recherche taboue</text:p>
          </table:table-cell>
          <table:table-cell table:style-name="ce1" office:value-type="string" calcext:value-type="string">
            <text:p><text:s/>qualité recherche taboue</text:p>
          </table:table-cell>
          <table:table-cell table:style-name="ce1" office:value-type="string" calcext:value-type="string">
            <text:p><text:s/>temps BSO</text:p>
          </table:table-cell>
          <table:table-cell table:style-name="ce1" office:value-type="string" calcext:value-type="string">
            <text:p><text:s/>qualité BSO</text:p>
          </table:table-cell>
        </table:table-row>
        <table:table-row table:style-name="ro1">
          <table:table-cell office:value-type="float" office:value="100" calcext:value-type="float" table:number-columns-spanned="1" table:number-rows-spanned="4">
            <text:p>100</text:p>
          </table:table-cell>
          <table:table-cell office:value-type="float" office:value="430" calcext:value-type="float" table:number-columns-spanned="1" table:number-rows-spanned="4">
            <text:p>430</text:p>
          </table:table-cell>
          <table:table-cell office:value-type="float" office:value="5" calcext:value-type="float">
            <text:p>5</text:p>
          </table:table-cell>
          <table:table-cell office:value-type="float" office:value="0.157984249" calcext:value-type="float">
            <text:p>0.157984249</text:p>
          </table:table-cell>
          <table:table-cell office:value-type="float" office:value="0.902325581395349" calcext:value-type="float">
            <text:p>0.9023255814</text:p>
          </table:table-cell>
          <table:table-cell office:value-type="float" office:value="0.156751768" calcext:value-type="float">
            <text:p>0.156751768</text:p>
          </table:table-cell>
          <table:table-cell office:value-type="float" office:value="0.872093023255814" calcext:value-type="float">
            <text:p>0.8720930233</text:p>
          </table:table-cell>
          <table:table-cell office:value-type="float" office:value="12.340406431" calcext:value-type="float">
            <text:p>12.340406431</text:p>
          </table:table-cell>
          <table:table-cell office:value-type="float" office:value="0.986046511627907" calcext:value-type="float">
            <text:p>0.9860465116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16733651" calcext:value-type="float">
            <text:p>0.316733651</text:p>
          </table:table-cell>
          <table:table-cell office:value-type="float" office:value="0.918604651162791" calcext:value-type="float">
            <text:p>0.9186046512</text:p>
          </table:table-cell>
          <table:table-cell office:value-type="float" office:value="0.310427511" calcext:value-type="float">
            <text:p>0.310427511</text:p>
          </table:table-cell>
          <table:table-cell office:value-type="float" office:value="0.893023255813954" calcext:value-type="float">
            <text:p>0.8930232558</text:p>
          </table:table-cell>
          <table:table-cell office:value-type="float" office:value="24.62713883" calcext:value-type="float">
            <text:p>24.62713883</text:p>
          </table:table-cell>
          <table:table-cell office:value-type="float" office:value="0.990697674418605" calcext:value-type="float">
            <text:p>0.9906976744</text:p>
          </table:table-cell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0.436208847" calcext:value-type="float">
            <text:p>0.436208847</text:p>
          </table:table-cell>
          <table:table-cell office:value-type="float" office:value="0.888372093023256" calcext:value-type="float">
            <text:p>0.888372093</text:p>
          </table:table-cell>
          <table:table-cell office:value-type="float" office:value="0.435332809" calcext:value-type="float">
            <text:p>0.435332809</text:p>
          </table:table-cell>
          <table:table-cell office:value-type="float" office:value="0.9" calcext:value-type="float">
            <text:p>0.9</text:p>
          </table:table-cell>
          <table:table-cell office:value-type="float" office:value="36.960050866" calcext:value-type="float">
            <text:p>36.960050866</text:p>
          </table:table-cell>
          <table:table-cell office:value-type="float" office:value="0.993023255813954" calcext:value-type="float">
            <text:p>0.9930232558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0.585332749" calcext:value-type="float">
            <text:p>0.585332749</text:p>
          </table:table-cell>
          <table:table-cell office:value-type="float" office:value="0.888372093023256" calcext:value-type="float">
            <text:p>0.888372093</text:p>
          </table:table-cell>
          <table:table-cell office:value-type="float" office:value="0.585961014" calcext:value-type="float">
            <text:p>0.585961014</text:p>
          </table:table-cell>
          <table:table-cell office:value-type="float" office:value="0.890697674418605" calcext:value-type="float">
            <text:p>0.8906976744</text:p>
          </table:table-cell>
          <table:table-cell office:value-type="float" office:value="49.702427907" calcext:value-type="float">
            <text:p>49.702427907</text:p>
          </table:table-cell>
          <table:table-cell office:value-type="float" office:value="0.993023255813954" calcext:value-type="float">
            <text:p>0.9930232558</text:p>
          </table:table-cell>
        </table:table-row>
        <table:table-row table:style-name="ro1">
          <table:table-cell office:value-type="float" office:value="125" calcext:value-type="float" table:number-columns-spanned="1" table:number-rows-spanned="4">
            <text:p>125</text:p>
          </table:table-cell>
          <table:table-cell office:value-type="float" office:value="538" calcext:value-type="float" table:number-columns-spanned="1" table:number-rows-spanned="4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0.291826029" calcext:value-type="float">
            <text:p>0.291826029</text:p>
          </table:table-cell>
          <table:table-cell office:value-type="float" office:value="0.895910780669145" calcext:value-type="float">
            <text:p>0.8959107807</text:p>
          </table:table-cell>
          <table:table-cell office:value-type="float" office:value="0.295040227" calcext:value-type="float">
            <text:p>0.295040227</text:p>
          </table:table-cell>
          <table:table-cell office:value-type="float" office:value="0.892193308550186" calcext:value-type="float">
            <text:p>0.8921933086</text:p>
          </table:table-cell>
          <table:table-cell office:value-type="float" office:value="24.371078711" calcext:value-type="float">
            <text:p>24.371078711</text:p>
          </table:table-cell>
          <table:table-cell office:value-type="float" office:value="0.988847583643122" calcext:value-type="float">
            <text:p>0.9888475836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0.579665524" calcext:value-type="float">
            <text:p>0.579665524</text:p>
          </table:table-cell>
          <table:table-cell office:value-type="float" office:value="0.892193308550186" calcext:value-type="float">
            <text:p>0.8921933086</text:p>
          </table:table-cell>
          <table:table-cell office:value-type="float" office:value="0.574779164" calcext:value-type="float">
            <text:p>0.574779164</text:p>
          </table:table-cell>
          <table:table-cell office:value-type="float" office:value="0.886617100371747" calcext:value-type="float">
            <text:p>0.8866171004</text:p>
          </table:table-cell>
          <table:table-cell office:value-type="float" office:value="48.742209519" calcext:value-type="float">
            <text:p>48.742209519</text:p>
          </table:table-cell>
          <table:table-cell office:value-type="float" office:value="0.988847583643122" calcext:value-type="float">
            <text:p>0.9888475836</text:p>
          </table:table-cell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1.027831334" calcext:value-type="float">
            <text:p>1.027831334</text:p>
          </table:table-cell>
          <table:table-cell office:value-type="float" office:value="0.901486988847584" calcext:value-type="float">
            <text:p>0.9014869888</text:p>
          </table:table-cell>
          <table:table-cell office:value-type="float" office:value="0.885735174" calcext:value-type="float">
            <text:p>0.885735174</text:p>
          </table:table-cell>
          <table:table-cell office:value-type="float" office:value="0.871747211895911" calcext:value-type="float">
            <text:p>0.8717472119</text:p>
          </table:table-cell>
          <table:table-cell office:value-type="float" office:value="73.477949692" calcext:value-type="float">
            <text:p>73.477949692</text:p>
          </table:table-cell>
          <table:table-cell office:value-type="float" office:value="0.988847583643122" calcext:value-type="float">
            <text:p>0.9888475836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1.148693786" calcext:value-type="float">
            <text:p>1.148693786</text:p>
          </table:table-cell>
          <table:table-cell office:value-type="float" office:value="0.881040892193309" calcext:value-type="float">
            <text:p>0.8810408922</text:p>
          </table:table-cell>
          <table:table-cell office:value-type="float" office:value="1.165266407" calcext:value-type="float">
            <text:p>1.165266407</text:p>
          </table:table-cell>
          <table:table-cell office:value-type="float" office:value="0.888475836431227" calcext:value-type="float">
            <text:p>0.8884758364</text:p>
          </table:table-cell>
          <table:table-cell office:value-type="float" office:value="96.829894319" calcext:value-type="float">
            <text:p>96.829894319</text:p>
          </table:table-cell>
          <table:table-cell office:value-type="float" office:value="0.992565055762082" calcext:value-type="float">
            <text:p>0.9925650558</text:p>
          </table:table-cell>
        </table:table-row>
        <table:table-row table:style-name="ro1">
          <table:table-cell office:value-type="float" office:value="150" calcext:value-type="float" table:number-columns-spanned="1" table:number-rows-spanned="4">
            <text:p>150</text:p>
          </table:table-cell>
          <table:table-cell office:value-type="float" office:value="645" calcext:value-type="float" table:number-columns-spanned="1" table:number-rows-spanned="4">
            <text:p>645</text:p>
          </table:table-cell>
          <table:table-cell office:value-type="float" office:value="5" calcext:value-type="float">
            <text:p>5</text:p>
          </table:table-cell>
          <table:table-cell office:value-type="float" office:value="0.500385748" calcext:value-type="float">
            <text:p>0.500385748</text:p>
          </table:table-cell>
          <table:table-cell office:value-type="float" office:value="0.886821705426357" calcext:value-type="float">
            <text:p>0.8868217054</text:p>
          </table:table-cell>
          <table:table-cell office:value-type="float" office:value="0.504035972" calcext:value-type="float">
            <text:p>0.504035972</text:p>
          </table:table-cell>
          <table:table-cell office:value-type="float" office:value="0.893023255813954" calcext:value-type="float">
            <text:p>0.8930232558</text:p>
          </table:table-cell>
          <table:table-cell office:value-type="float" office:value="40.968154721" calcext:value-type="float">
            <text:p>40.968154721</text:p>
          </table:table-cell>
          <table:table-cell office:value-type="float" office:value="0.986046511627907" calcext:value-type="float">
            <text:p>0.9860465116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0.977569803" calcext:value-type="float">
            <text:p>0.977569803</text:p>
          </table:table-cell>
          <table:table-cell office:value-type="float" office:value="0.910077519379845" calcext:value-type="float">
            <text:p>0.9100775194</text:p>
          </table:table-cell>
          <table:table-cell office:value-type="float" office:value="0.964402397" calcext:value-type="float">
            <text:p>0.964402397</text:p>
          </table:table-cell>
          <table:table-cell office:value-type="float" office:value="0.897674418604651" calcext:value-type="float">
            <text:p>0.8976744186</text:p>
          </table:table-cell>
          <table:table-cell office:value-type="float" office:value="83.800977144" calcext:value-type="float">
            <text:p>83.800977144</text:p>
          </table:table-cell>
          <table:table-cell office:value-type="float" office:value="0.989147286821705" calcext:value-type="float">
            <text:p>0.9891472868</text:p>
          </table:table-cell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1.498024365" calcext:value-type="float">
            <text:p>1.498024365</text:p>
          </table:table-cell>
          <table:table-cell office:value-type="float" office:value="0.902325581395349" calcext:value-type="float">
            <text:p>0.9023255814</text:p>
          </table:table-cell>
          <table:table-cell office:value-type="float" office:value="1.467362782" calcext:value-type="float">
            <text:p>1.467362782</text:p>
          </table:table-cell>
          <table:table-cell office:value-type="float" office:value="0.889922480620155" calcext:value-type="float">
            <text:p>0.8899224806</text:p>
          </table:table-cell>
          <table:table-cell office:value-type="float" office:value="123.132989922" calcext:value-type="float">
            <text:p>123.132989922</text:p>
          </table:table-cell>
          <table:table-cell office:value-type="float" office:value="0.989147286821705" calcext:value-type="float">
            <text:p>0.9891472868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1.968126749" calcext:value-type="float">
            <text:p>1.968126749</text:p>
          </table:table-cell>
          <table:table-cell office:value-type="float" office:value="0.882170542635659" calcext:value-type="float">
            <text:p>0.8821705426</text:p>
          </table:table-cell>
          <table:table-cell office:value-type="float" office:value="1.971449238" calcext:value-type="float">
            <text:p>1.971449238</text:p>
          </table:table-cell>
          <table:table-cell office:value-type="float" office:value="0.894573643410853" calcext:value-type="float">
            <text:p>0.8945736434</text:p>
          </table:table-cell>
          <table:table-cell office:value-type="float" office:value="164.493882059" calcext:value-type="float">
            <text:p>164.493882059</text:p>
          </table:table-cell>
          <table:table-cell office:value-type="float" office:value="0.989147286821705" calcext:value-type="float">
            <text:p>0.9891472868</text:p>
          </table:table-cell>
        </table:table-row>
        <table:table-row table:style-name="ro1">
          <table:table-cell office:value-type="float" office:value="175" calcext:value-type="float" table:number-columns-spanned="1" table:number-rows-spanned="4">
            <text:p>175</text:p>
          </table:table-cell>
          <table:table-cell office:value-type="float" office:value="753" calcext:value-type="float" table:number-columns-spanned="1" table:number-rows-spanned="4">
            <text:p>753</text:p>
          </table:table-cell>
          <table:table-cell office:value-type="float" office:value="5" calcext:value-type="float">
            <text:p>5</text:p>
          </table:table-cell>
          <table:table-cell office:value-type="float" office:value="0.789134298" calcext:value-type="float">
            <text:p>0.789134298</text:p>
          </table:table-cell>
          <table:table-cell office:value-type="float" office:value="0.904382470119522" calcext:value-type="float">
            <text:p>0.9043824701</text:p>
          </table:table-cell>
          <table:table-cell office:value-type="float" office:value="0.840144997" calcext:value-type="float">
            <text:p>0.840144997</text:p>
          </table:table-cell>
          <table:table-cell office:value-type="float" office:value="0.884462151394422" calcext:value-type="float">
            <text:p>0.8844621514</text:p>
          </table:table-cell>
          <table:table-cell office:value-type="float" office:value="64.284885905" calcext:value-type="float">
            <text:p>64.284885905</text:p>
          </table:table-cell>
          <table:table-cell office:value-type="float" office:value="0.9867197875166" calcext:value-type="float">
            <text:p>0.9867197875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1.622339161" calcext:value-type="float">
            <text:p>1.622339161</text:p>
          </table:table-cell>
          <table:table-cell office:value-type="float" office:value="0.892430278884462" calcext:value-type="float">
            <text:p>0.8924302789</text:p>
          </table:table-cell>
          <table:table-cell office:value-type="float" office:value="1.533352113" calcext:value-type="float">
            <text:p>1.533352113</text:p>
          </table:table-cell>
          <table:table-cell office:value-type="float" office:value="0.888446215139442" calcext:value-type="float">
            <text:p>0.8884462151</text:p>
          </table:table-cell>
          <table:table-cell office:value-type="float" office:value="130.682385013" calcext:value-type="float">
            <text:p>130.682385013</text:p>
          </table:table-cell>
          <table:table-cell office:value-type="float" office:value="0.9867197875166" calcext:value-type="float">
            <text:p>0.9867197875</text:p>
          </table:table-cell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2.301790072" calcext:value-type="float">
            <text:p>2.301790072</text:p>
          </table:table-cell>
          <table:table-cell office:value-type="float" office:value="0.900398406374502" calcext:value-type="float">
            <text:p>0.9003984064</text:p>
          </table:table-cell>
          <table:table-cell office:value-type="float" office:value="2.284610482" calcext:value-type="float">
            <text:p>2.284610482</text:p>
          </table:table-cell>
          <table:table-cell office:value-type="float" office:value="0.889774236387782" calcext:value-type="float">
            <text:p>0.8897742364</text:p>
          </table:table-cell>
          <table:table-cell office:value-type="float" office:value="194.444231108" calcext:value-type="float">
            <text:p>194.444231108</text:p>
          </table:table-cell>
          <table:table-cell office:value-type="float" office:value="0.9867197875166" calcext:value-type="float">
            <text:p>0.9867197875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3.076519907" calcext:value-type="float">
            <text:p>3.076519907</text:p>
          </table:table-cell>
          <table:table-cell office:value-type="float" office:value="0.875166002656042" calcext:value-type="float">
            <text:p>0.8751660027</text:p>
          </table:table-cell>
          <table:table-cell office:value-type="float" office:value="3.047510326" calcext:value-type="float">
            <text:p>3.047510326</text:p>
          </table:table-cell>
          <table:table-cell office:value-type="float" office:value="0.883134130146082" calcext:value-type="float">
            <text:p>0.8831341301</text:p>
          </table:table-cell>
          <table:table-cell office:value-type="float" office:value="259.697070039" calcext:value-type="float">
            <text:p>259.697070039</text:p>
          </table:table-cell>
          <table:table-cell office:value-type="float" office:value="0.9867197875166" calcext:value-type="float">
            <text:p>0.9867197875</text:p>
          </table:table-cell>
        </table:table-row>
        <table:table-row table:style-name="ro1">
          <table:table-cell office:value-type="float" office:value="200" calcext:value-type="float" table:number-columns-spanned="1" table:number-rows-spanned="4">
            <text:p>200</text:p>
          </table:table-cell>
          <table:table-cell office:value-type="float" office:value="860" calcext:value-type="float" table:number-columns-spanned="1" table:number-rows-spanned="4">
            <text:p>860</text:p>
          </table:table-cell>
          <table:table-cell office:value-type="float" office:value="5" calcext:value-type="float">
            <text:p>5</text:p>
          </table:table-cell>
          <table:table-cell office:value-type="float" office:value="1.168211844" calcext:value-type="float">
            <text:p>1.168211844</text:p>
          </table:table-cell>
          <table:table-cell office:value-type="float" office:value="0.88953488372093" calcext:value-type="float">
            <text:p>0.8895348837</text:p>
          </table:table-cell>
          <table:table-cell office:value-type="float" office:value="1.158783814" calcext:value-type="float">
            <text:p>1.158783814</text:p>
          </table:table-cell>
          <table:table-cell office:value-type="float" office:value="0.887209302325581" calcext:value-type="float">
            <text:p>0.8872093023</text:p>
          </table:table-cell>
          <table:table-cell office:value-type="float" office:value="94.415886603" calcext:value-type="float">
            <text:p>94.415886603</text:p>
          </table:table-cell>
          <table:table-cell office:value-type="float" office:value="0.983720930232558" calcext:value-type="float">
            <text:p>0.9837209302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2.267793194" calcext:value-type="float">
            <text:p>2.267793194</text:p>
          </table:table-cell>
          <table:table-cell office:value-type="float" office:value="0.870930232558139" calcext:value-type="float">
            <text:p>0.8709302326</text:p>
          </table:table-cell>
          <table:table-cell office:value-type="float" office:value="2.276628548" calcext:value-type="float">
            <text:p>2.276628548</text:p>
          </table:table-cell>
          <table:table-cell office:value-type="float" office:value="0.882558139534884" calcext:value-type="float">
            <text:p>0.8825581395</text:p>
          </table:table-cell>
          <table:table-cell office:value-type="float" office:value="191.524096347" calcext:value-type="float">
            <text:p>191.524096347</text:p>
          </table:table-cell>
          <table:table-cell office:value-type="float" office:value="0.983720930232558" calcext:value-type="float">
            <text:p>0.9837209302</text:p>
          </table:table-cell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3.581521123" calcext:value-type="float">
            <text:p>3.581521123</text:p>
          </table:table-cell>
          <table:table-cell office:value-type="float" office:value="0.869767441860465" calcext:value-type="float">
            <text:p>0.8697674419</text:p>
          </table:table-cell>
          <table:table-cell office:value-type="float" office:value="3.511850919" calcext:value-type="float">
            <text:p>3.511850919</text:p>
          </table:table-cell>
          <table:table-cell office:value-type="float" office:value="0.880232558139535" calcext:value-type="float">
            <text:p>0.8802325581</text:p>
          </table:table-cell>
          <table:table-cell office:value-type="float" office:value="288.834034838" calcext:value-type="float">
            <text:p>288.834034838</text:p>
          </table:table-cell>
          <table:table-cell office:value-type="float" office:value="0.983720930232558" calcext:value-type="float">
            <text:p>0.9837209302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4.65486523" calcext:value-type="float">
            <text:p>4.65486523</text:p>
          </table:table-cell>
          <table:table-cell office:value-type="float" office:value="0.891860465116279" calcext:value-type="float">
            <text:p>0.8918604651</text:p>
          </table:table-cell>
          <table:table-cell office:value-type="float" office:value="4.671985971" calcext:value-type="float">
            <text:p>4.671985971</text:p>
          </table:table-cell>
          <table:table-cell office:value-type="float" office:value="0.877906976744186" calcext:value-type="float">
            <text:p>0.8779069767</text:p>
          </table:table-cell>
          <table:table-cell office:value-type="float" office:value="382.383315082" calcext:value-type="float">
            <text:p>382.383315082</text:p>
          </table:table-cell>
          <table:table-cell office:value-type="float" office:value="0.987209302325581" calcext:value-type="float">
            <text:p>0.9872093023</text:p>
          </table:table-cell>
        </table:table-row>
        <table:table-row table:style-name="ro1">
          <table:table-cell office:value-type="float" office:value="225" calcext:value-type="float" table:number-columns-spanned="1" table:number-rows-spanned="4">
            <text:p>225</text:p>
          </table:table-cell>
          <table:table-cell office:value-type="float" office:value="960" calcext:value-type="float" table:number-columns-spanned="1" table:number-rows-spanned="4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1.676966511" calcext:value-type="float">
            <text:p>1.676966511</text:p>
          </table:table-cell>
          <table:table-cell office:value-type="float" office:value="0.880208333333333" calcext:value-type="float">
            <text:p>0.8802083333</text:p>
          </table:table-cell>
          <table:table-cell office:value-type="float" office:value="1.646239339" calcext:value-type="float">
            <text:p>1.646239339</text:p>
          </table:table-cell>
          <table:table-cell office:value-type="float" office:value="0.876041666666667" calcext:value-type="float">
            <text:p>0.8760416667</text:p>
          </table:table-cell>
          <table:table-cell office:value-type="float" office:value="135.283471229" calcext:value-type="float">
            <text:p>135.283471229</text:p>
          </table:table-cell>
          <table:table-cell office:value-type="float" office:value="0.9875" calcext:value-type="float">
            <text:p>0.9875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3.348317615" calcext:value-type="float">
            <text:p>3.348317615</text:p>
          </table:table-cell>
          <table:table-cell office:value-type="float" office:value="0.885416666666667" calcext:value-type="float">
            <text:p>0.8854166667</text:p>
          </table:table-cell>
          <table:table-cell office:value-type="float" office:value="3.223180259" calcext:value-type="float">
            <text:p>3.223180259</text:p>
          </table:table-cell>
          <table:table-cell office:value-type="float" office:value="0.894791666666667" calcext:value-type="float">
            <text:p>0.8947916667</text:p>
          </table:table-cell>
          <table:table-cell office:value-type="float" office:value="270.424485914" calcext:value-type="float">
            <text:p>270.424485914</text:p>
          </table:table-cell>
          <table:table-cell office:value-type="float" office:value="0.988541666666667" calcext:value-type="float">
            <text:p>0.9885416667</text:p>
          </table:table-cell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4.746267643" calcext:value-type="float">
            <text:p>4.746267643</text:p>
          </table:table-cell>
          <table:table-cell office:value-type="float" office:value="0.894791666666667" calcext:value-type="float">
            <text:p>0.8947916667</text:p>
          </table:table-cell>
          <table:table-cell office:value-type="float" office:value="4.854614264" calcext:value-type="float">
            <text:p>4.854614264</text:p>
          </table:table-cell>
          <table:table-cell office:value-type="float" office:value="0.894791666666667" calcext:value-type="float">
            <text:p>0.8947916667</text:p>
          </table:table-cell>
          <table:table-cell office:value-type="float" office:value="404.88888338" calcext:value-type="float">
            <text:p>404.88888338</text:p>
          </table:table-cell>
          <table:table-cell office:value-type="float" office:value="0.989583333333333" calcext:value-type="float">
            <text:p>0.9895833333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6.477022844" calcext:value-type="float">
            <text:p>6.477022844</text:p>
          </table:table-cell>
          <table:table-cell office:value-type="float" office:value="0.890625" calcext:value-type="float">
            <text:p>0.890625</text:p>
          </table:table-cell>
          <table:table-cell office:value-type="float" office:value="6.454564015" calcext:value-type="float">
            <text:p>6.454564015</text:p>
          </table:table-cell>
          <table:table-cell office:value-type="float" office:value="0.896875" calcext:value-type="float">
            <text:p>0.896875</text:p>
          </table:table-cell>
          <table:table-cell office:value-type="float" office:value="538.417985381" calcext:value-type="float">
            <text:p>538.417985381</text:p>
          </table:table-cell>
          <table:table-cell office:value-type="float" office:value="0.989583333333333" calcext:value-type="float">
            <text:p>0.9895833333</text:p>
          </table:table-cell>
        </table:table-row>
        <table:table-row table:style-name="ro1">
          <table:table-cell office:value-type="float" office:value="250" calcext:value-type="float" table:number-columns-spanned="1" table:number-rows-spanned="4">
            <text:p>250</text:p>
          </table:table-cell>
          <table:table-cell office:value-type="float" office:value="1065" calcext:value-type="float" table:number-columns-spanned="1" table:number-rows-spanned="4">
            <text:p>1065</text:p>
          </table:table-cell>
          <table:table-cell office:value-type="float" office:value="5" calcext:value-type="float">
            <text:p>5</text:p>
          </table:table-cell>
          <table:table-cell office:value-type="float" office:value="2.143199198" calcext:value-type="float">
            <text:p>2.143199198</text:p>
          </table:table-cell>
          <table:table-cell office:value-type="float" office:value="0.886384976525822" calcext:value-type="float">
            <text:p>0.8863849765</text:p>
          </table:table-cell>
          <table:table-cell office:value-type="float" office:value="2.164315578" calcext:value-type="float">
            <text:p>2.164315578</text:p>
          </table:table-cell>
          <table:table-cell office:value-type="float" office:value="0.890140845070423" calcext:value-type="float">
            <text:p>0.8901408451</text:p>
          </table:table-cell>
          <table:table-cell office:value-type="float" office:value="179.306741439" calcext:value-type="float">
            <text:p>179.306741439</text:p>
          </table:table-cell>
          <table:table-cell office:value-type="float" office:value="0.987793427230047" calcext:value-type="float">
            <text:p>0.9877934272</text:p>
          </table:table-cell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float" office:value="4.340969244" calcext:value-type="float">
            <text:p>4.340969244</text:p>
          </table:table-cell>
          <table:table-cell office:value-type="float" office:value="0.889201877934272" calcext:value-type="float">
            <text:p>0.8892018779</text:p>
          </table:table-cell>
          <table:table-cell office:value-type="float" office:value="4.374298277" calcext:value-type="float">
            <text:p>4.374298277</text:p>
          </table:table-cell>
          <table:table-cell office:value-type="float" office:value="0.891079812206573" calcext:value-type="float">
            <text:p>0.8910798122</text:p>
          </table:table-cell>
          <table:table-cell office:value-type="float" office:value="362.573744673" calcext:value-type="float">
            <text:p>362.573744673</text:p>
          </table:table-cell>
          <table:table-cell office:value-type="float" office:value="0.987793427230047" calcext:value-type="float">
            <text:p>0.9877934272</text:p>
          </table:table-cell>
        </table:table-row>
        <table:table-row table:style-name="ro1">
          <table:covered-table-cell table:number-columns-repeated="2"/>
          <table:table-cell office:value-type="float" office:value="15" calcext:value-type="float">
            <text:p>15</text:p>
          </table:table-cell>
          <table:table-cell office:value-type="float" office:value="6.578275273" calcext:value-type="float">
            <text:p>6.578275273</text:p>
          </table:table-cell>
          <table:table-cell office:value-type="float" office:value="0.883568075117371" calcext:value-type="float">
            <text:p>0.8835680751</text:p>
          </table:table-cell>
          <table:table-cell office:value-type="float" office:value="6.516562284" calcext:value-type="float">
            <text:p>6.516562284</text:p>
          </table:table-cell>
          <table:table-cell office:value-type="float" office:value="0.888262910798122" calcext:value-type="float">
            <text:p>0.8882629108</text:p>
          </table:table-cell>
          <table:table-cell office:value-type="float" office:value="543.582123171" calcext:value-type="float">
            <text:p>543.582123171</text:p>
          </table:table-cell>
          <table:table-cell office:value-type="float" office:value="0.987793427230047" calcext:value-type="float">
            <text:p>0.9877934272</text:p>
          </table:table-cell>
        </table:table-row>
        <table:table-row table:style-name="ro1">
          <table:covered-table-cell table:number-columns-repeated="2"/>
          <table:table-cell office:value-type="float" office:value="20" calcext:value-type="float">
            <text:p>20</text:p>
          </table:table-cell>
          <table:table-cell office:value-type="float" office:value="8.511856002" calcext:value-type="float">
            <text:p>8.511856002</text:p>
          </table:table-cell>
          <table:table-cell office:value-type="float" office:value="0.884507042253521" calcext:value-type="float">
            <text:p>0.8845070423</text:p>
          </table:table-cell>
          <table:table-cell office:value-type="float" office:value="8.721821423" calcext:value-type="float">
            <text:p>8.721821423</text:p>
          </table:table-cell>
          <table:table-cell office:value-type="float" office:value="0.886384976525822" calcext:value-type="float">
            <text:p>0.8863849765</text:p>
          </table:table-cell>
          <table:table-cell office:value-type="float" office:value="727.028033698" calcext:value-type="float">
            <text:p>727.028033698</text:p>
          </table:table-cell>
          <table:table-cell office:value-type="float" office:value="0.987793427230047" calcext:value-type="float">
            <text:p>0.98779342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23:54:23.784229780</meta:creation-date>
    <dc:date>2015-06-02T00:13:59.432273289</dc:date>
    <meta:editing-duration>PT19M33S</meta:editing-duration>
    <meta:editing-cycles>4</meta:editing-cycles>
    <meta:generator>LibreOffice/4.4.0.3$Linux_X86_64 LibreOffice_project/de093506bcdc5fafd9023ee680b8c60e3e0645d7</meta:generator>
    <meta:document-statistic meta:table-count="1" meta:cell-count="219" meta:object-count="0"/>
  </office:meta>
</office:document-meta>
</file>